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4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4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6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1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4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6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xml:id="id40" draw:id="id4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Authorization Code</text:span></text:p>
            </text:list-header>
            <text:list-item>
              <text:p text:style-name="P25"><text:span text:style-name="T2">Grant</text:span></text:p>
            </text:list-item>
            <text:list-item>
              <text:p text:style-name="P25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1.133cm" svg:height="0.642cm" svg:x="15.9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4.731cm" svg:y2="7.785cm" draw:start-shape="id29" draw:start-glue-point="3" draw:end-shape="id32" draw:end-glue-point="0" svg:d="M13548 5471h-8817v2314" svg:viewBox="0 0 8818 2315">
          <text:p/>
        </draw:connector>
        <draw:custom-shape draw:style-name="gr94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7.525cm" svg:y2="10.133cm" draw:start-shape="id33" draw:start-glue-point="3" draw:end-shape="id34" draw:end-glue-point="1" svg:d="M10667 10133h-3142" svg:viewBox="0 0 3143 1">
          <text:p/>
        </draw:connector>
        <draw:custom-shape draw:style-name="gr95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4.731cm" svg:y2="12.513cm" draw:start-shape="id35" draw:start-glue-point="3" draw:end-shape="id36" draw:end-glue-point="2" svg:d="M13548 14771h-8817v-2258" svg:viewBox="0 0 8818 2259">
          <text:p/>
        </draw:connector>
        <draw:custom-shape draw:style-name="gr98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25.15cm" svg:y1="11.16cm" svg:x2="18.306cm" svg:y2="14.771cm" draw:start-shape="id39" draw:start-glue-point="2" draw:end-shape="id35" draw:end-glue-point="1" svg:d="M25150 11160v3611h-6844" svg:viewBox="0 0 6845 3612">
          <text:p/>
        </draw:connector>
        <draw:custom-shape draw:style-name="gr103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24" draw:layer="layout" draw:type="line" svg:x1="18.306cm" svg:y1="10.133cm" svg:x2="22.356cm" svg:y2="10.133cm" draw:start-shape="id40" draw:start-glue-point="1" draw:end-shape="id39" draw:end-glue-point="3" svg:d="M18306 10133h4050" svg:viewBox="0 0 4051 1">
          <text:p/>
        </draw:connector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16.962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1" draw:id="id4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xml:id="id52" draw:id="id52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xml:id="id54" draw:id="id54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6" draw:id="id4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5" draw:id="id45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1" draw:start-glue-point="2" draw:end-shape="id42" draw:end-glue-point="0" svg:d="M18602 10047v1157" svg:viewBox="0 0 1 1158">
          <text:p/>
        </draw:connector>
        <draw:custom-shape draw:style-name="gr117" draw:text-style-name="P39" xml:id="id44" draw:id="id4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2" draw:id="id4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3" draw:id="id43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43" draw:start-glue-point="8" draw:end-shape="id4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5" draw:start-glue-point="0" draw:end-shape="id46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47" draw:start-glue-point="0" draw:end-shape="id44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48" draw:start-glue-point="2" draw:end-shape="id49" draw:end-glue-point="0" svg:d="M11202 7442v1128" svg:viewBox="0 0 1 1129">
          <text:p/>
        </draw:connector>
        <draw:connector draw:style-name="gr116" draw:text-style-name="P9" draw:layer="layout" svg:x1="18.588cm" svg:y1="7.442cm" svg:x2="18.602cm" svg:y2="8.574cm" draw:start-shape="id50" draw:start-glue-point="2" draw:end-shape="id41" draw:end-glue-point="0" svg:d="M18588 7442v565h14v567" svg:viewBox="0 0 15 1133">
          <text:p/>
        </draw:connector>
        <draw:connector draw:style-name="gr49" draw:text-style-name="P9" draw:layer="layout" draw:line-skew="-0.264cm" svg:x1="11.202cm" svg:y1="5.969cm" svg:x2="18.588cm" svg:y2="5.969cm" draw:start-shape="id48" draw:start-glue-point="0" draw:end-shape="id50" draw:end-glue-point="0" svg:d="M11202 5969v-778h7386v778" svg:viewBox="0 0 7387 779">
          <text:p/>
        </draw:connector>
        <draw:connector draw:style-name="gr122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51" draw:start-glue-point="3" draw:end-shape="id46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42" draw:start-glue-point="1" draw:end-shape="id44" draw:end-glue-point="3" svg:d="M20228 11971h1448" svg:viewBox="0 0 1449 1">
          <text:p/>
        </draw:connector>
        <draw:custom-shape draw:style-name="gr124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46" draw:start-glue-point="5" draw:end-shape="id42" draw:end-glue-point="2" svg:d="M7318 12733v713h11284v-707" svg:viewBox="0 0 11285 714">
          <text:p/>
        </draw:connector>
        <draw:custom-shape draw:style-name="gr13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46" draw:start-glue-point="0" draw:end-shape="id52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52" draw:start-glue-point="1" draw:end-shape="id48" draw:end-glue-point="3" svg:d="M8128 6708h724v-3h725" svg:viewBox="0 0 1450 4">
          <text:p/>
        </draw:connector>
        <draw:custom-shape draw:style-name="gr141" draw:text-style-name="P42" xml:id="id53" draw:id="id53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53" draw:start-glue-point="8" svg:d="M4027 11966l844 5" svg:viewBox="0 0 845 6">
          <text:p/>
        </draw:connector>
        <draw:connector draw:style-name="gr142" draw:text-style-name="P24" draw:layer="layout" svg:x1="21.676cm" svg:y1="6.708cm" svg:x2="20.214cm" svg:y2="6.705cm" draw:start-shape="id54" draw:start-glue-point="3" draw:end-shape="id50" draw:end-glue-point="1" svg:d="M21676 6708h-731v-3h-731" svg:viewBox="0 0 1463 4">
          <text:p/>
        </draw:connector>
        <draw:connector draw:style-name="gr143" draw:text-style-name="P24" draw:layer="layout" svg:x1="23.301cm" svg:y1="11.204cm" svg:x2="23.301cm" svg:y2="7.445cm" draw:start-shape="id44" draw:start-glue-point="0" draw:end-shape="id54" draw:end-glue-point="2" svg:d="M23301 11204v-3759" svg:viewBox="0 0 1 3760">
          <text:p/>
        </draw:connector>
        <draw:custom-shape draw:style-name="gr144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44" draw:start-glue-point="5" draw:end-shape="id51" draw:end-glue-point="2" svg:d="M22512 12739v1850h-11310v-1850" svg:viewBox="0 0 11311 1851">
          <text:p/>
        </draw:connector>
        <draw:custom-shape draw:style-name="gr146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.408cm" svg:height="0.642cm" svg:x="6.475cm" svg:y="8.97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9" draw:text-style-name="P30" xml:id="id62" draw:id="id62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3" xml:id="id63" draw:id="id6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9" xml:id="id64" draw:id="id64" draw:layer="layout" svg:width="3.251cm" svg:height="1.473cm" svg:x="16.962cm" svg:y="5.969cm">
          <text:list text:style-name="L1">
            <text:list-header>
              <text:p text:style-name="P48"><text:span text:style-name="T14">MTA</text:span></text:p>
            </text:list-header>
            <text:list-item>
              <text:p text:style-name="P48"><text:span text:style-name="T1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2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50" xml:id="id55" draw:id="id5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66" draw:id="id66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8" xml:id="id68" draw:id="id68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0" draw:id="id6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0" xml:id="id59" draw:id="id59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65" draw:id="id6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55" draw:start-glue-point="2" draw:end-shape="id56" draw:end-glue-point="0" svg:d="M18602 10047v1157" svg:viewBox="0 0 1 1158">
          <text:p/>
        </draw:connector>
        <draw:custom-shape draw:style-name="gr159" draw:text-style-name="P51" xml:id="id58" draw:id="id5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2" xml:id="id56" draw:id="id5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3" xml:id="id61" draw:id="id6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3" xml:id="id57" draw:id="id57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57" draw:start-glue-point="8" draw:end-shape="id5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9" draw:start-glue-point="0" draw:end-shape="id60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61" draw:start-glue-point="0" draw:end-shape="id58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62" draw:start-glue-point="2" draw:end-shape="id63" draw:end-glue-point="0" svg:d="M11202 7442v1128" svg:viewBox="0 0 1 1129">
          <text:p/>
        </draw:connector>
        <draw:connector draw:style-name="gr123" draw:text-style-name="P9" draw:layer="layout" svg:x1="18.588cm" svg:y1="7.442cm" svg:x2="18.602cm" svg:y2="8.574cm" draw:start-shape="id64" draw:start-glue-point="2" draw:end-shape="id55" draw:end-glue-point="0" svg:d="M18588 7442v565h14v567" svg:viewBox="0 0 15 1133">
          <text:p/>
        </draw:connector>
        <draw:connector draw:style-name="gr49" draw:text-style-name="P9" draw:layer="layout" draw:line-skew="-0.264cm" svg:x1="11.202cm" svg:y1="5.969cm" svg:x2="18.588cm" svg:y2="5.969cm" draw:start-shape="id62" draw:start-glue-point="0" draw:end-shape="id64" draw:end-glue-point="0" svg:d="M11202 5969v-778h7386v778" svg:viewBox="0 0 7387 779">
          <text:p/>
        </draw:connector>
        <draw:connector draw:style-name="gr122" draw:text-style-name="P10" draw:layer="layout" svg:x1="11.202cm" svg:y1="10.043cm" svg:x2="11.202cm" svg:y2="11.204cm" draw:start-shape="id63" draw:start-glue-point="2" draw:end-shape="id65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65" draw:start-glue-point="3" draw:end-shape="id60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56" draw:start-glue-point="1" draw:end-shape="id58" draw:end-glue-point="3" svg:d="M20228 11971h1448" svg:viewBox="0 0 1449 1">
          <text:p/>
        </draw:connector>
        <draw:custom-shape draw:style-name="gr165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60" draw:start-glue-point="5" draw:end-shape="id56" draw:end-glue-point="2" svg:d="M7318 12733v713h11284v-707" svg:viewBox="0 0 11285 714">
          <text:p/>
        </draw:connector>
        <draw:custom-shape draw:style-name="gr179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60" draw:start-glue-point="0" draw:end-shape="id66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66" draw:start-glue-point="1" draw:end-shape="id62" draw:end-glue-point="3" svg:d="M8128 6708h724v-3h725" svg:viewBox="0 0 1450 4">
          <text:p/>
        </draw:connector>
        <draw:custom-shape draw:style-name="gr180" draw:text-style-name="P42" xml:id="id67" draw:id="id67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7" draw:start-glue-point="8" svg:d="M4027 11966l844 5" svg:viewBox="0 0 845 6">
          <text:p/>
        </draw:connector>
        <draw:connector draw:style-name="gr142" draw:text-style-name="P24" draw:layer="layout" svg:x1="21.676cm" svg:y1="6.708cm" svg:x2="20.214cm" svg:y2="6.705cm" draw:start-shape="id68" draw:start-glue-point="3" draw:end-shape="id64" draw:end-glue-point="1" svg:d="M21676 6708h-731v-3h-731" svg:viewBox="0 0 1463 4">
          <text:p/>
        </draw:connector>
        <draw:connector draw:style-name="gr143" draw:text-style-name="P24" draw:layer="layout" svg:x1="23.301cm" svg:y1="11.204cm" svg:x2="23.301cm" svg:y2="7.445cm" draw:start-shape="id58" draw:start-glue-point="0" draw:end-shape="id68" draw:end-glue-point="2" svg:d="M23301 11204v-3759" svg:viewBox="0 0 1 3760">
          <text:p/>
        </draw:connector>
        <draw:custom-shape draw:style-name="gr181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58" draw:start-glue-point="5" draw:end-shape="id65" draw:end-glue-point="2" svg:d="M22512 12739v1850h-11310v-1850" svg:viewBox="0 0 11311 1851">
          <text:p/>
        </draw:connector>
        <draw:custom-shape draw:style-name="gr182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36" draw:layer="layout" svg:width="1.408cm" svg:height="0.642cm" svg:x="6.476cm" svg:y="8.978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6" draw:layer="layout" svg:width="1.408cm" svg:height="0.642cm" svg:x="23.303cm" svg:y="8.972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5" draw:text-style-name="P33" xml:id="id76" draw:id="id76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3" xml:id="id77" draw:id="id7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8" draw:id="id78" draw:layer="layout" svg:width="3.251cm" svg:height="1.473cm" svg:x="16.962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4" xml:id="id69" draw:id="id6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8" xml:id="id80" draw:id="id80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8" xml:id="id82" draw:id="id82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1" xml:id="id74" draw:id="id7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11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3" xml:id="id73" draw:id="id73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0" xml:id="id79" draw:id="id7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69" draw:start-glue-point="2" draw:end-shape="id70" draw:end-glue-point="0" svg:d="M18602 10047v1157" svg:viewBox="0 0 1 1158">
          <text:p/>
        </draw:connector>
        <draw:custom-shape draw:style-name="gr195" draw:text-style-name="P51" xml:id="id72" draw:id="id7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70" draw:id="id7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3" xml:id="id75" draw:id="id75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3" xml:id="id71" draw:id="id71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71" draw:start-glue-point="8" draw:end-shape="id72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73" draw:start-glue-point="0" draw:end-shape="id74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75" draw:start-glue-point="0" draw:end-shape="id72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76" draw:start-glue-point="2" draw:end-shape="id77" draw:end-glue-point="0" svg:d="M11202 7442v1128" svg:viewBox="0 0 1 1129">
          <text:p/>
        </draw:connector>
        <draw:connector draw:style-name="gr116" draw:text-style-name="P9" draw:layer="layout" svg:x1="18.588cm" svg:y1="7.442cm" svg:x2="18.602cm" svg:y2="8.574cm" draw:start-shape="id78" draw:start-glue-point="2" draw:end-shape="id69" draw:end-glue-point="0" svg:d="M18588 7442v565h14v567" svg:viewBox="0 0 15 1133">
          <text:p/>
        </draw:connector>
        <draw:connector draw:style-name="gr199" draw:text-style-name="P9" draw:layer="layout" draw:line-skew="-0.264cm" svg:x1="11.202cm" svg:y1="5.969cm" svg:x2="18.588cm" svg:y2="5.969cm" draw:start-shape="id76" draw:start-glue-point="0" draw:end-shape="id78" draw:end-glue-point="0" svg:d="M11202 5969v-778h7386v778" svg:viewBox="0 0 7387 779">
          <text:p/>
        </draw:connector>
        <draw:connector draw:style-name="gr122" draw:text-style-name="P10" draw:layer="layout" svg:x1="11.202cm" svg:y1="10.043cm" svg:x2="11.202cm" svg:y2="11.204cm" draw:start-shape="id77" draw:start-glue-point="2" draw:end-shape="id79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79" draw:start-glue-point="3" draw:end-shape="id74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70" draw:start-glue-point="1" draw:end-shape="id72" draw:end-glue-point="3" svg:d="M20228 11971h1448" svg:viewBox="0 0 1449 1">
          <text:p/>
        </draw:connector>
        <draw:custom-shape draw:style-name="gr200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74" draw:start-glue-point="5" draw:end-shape="id70" draw:end-glue-point="2" svg:d="M7318 12733v713h11284v-707" svg:viewBox="0 0 11285 714">
          <text:p/>
        </draw:connector>
        <draw:custom-shape draw:style-name="gr213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74" draw:start-glue-point="0" draw:end-shape="id80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80" draw:start-glue-point="1" draw:end-shape="id76" draw:end-glue-point="3" svg:d="M8128 6708h724v-3h725" svg:viewBox="0 0 1450 4">
          <text:p/>
        </draw:connector>
        <draw:custom-shape draw:style-name="gr216" draw:text-style-name="P53" xml:id="id81" draw:id="id81" draw:layer="layout" svg:width="1.923cm" svg:height="1.872cm" svg:x="2.104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4.027cm" svg:y1="11.966cm" svg:x2="4.871cm" svg:y2="11.971cm" draw:start-shape="id81" draw:start-glue-point="8" svg:d="M4027 11966l844 5" svg:viewBox="0 0 845 6">
          <text:p/>
        </draw:connector>
        <draw:connector draw:style-name="gr142" draw:text-style-name="P24" draw:layer="layout" svg:x1="21.676cm" svg:y1="6.708cm" svg:x2="20.214cm" svg:y2="6.705cm" draw:start-shape="id82" draw:start-glue-point="3" draw:end-shape="id78" draw:end-glue-point="1" svg:d="M21676 6708h-731v-3h-731" svg:viewBox="0 0 1463 4">
          <text:p/>
        </draw:connector>
        <draw:connector draw:style-name="gr143" draw:text-style-name="P24" draw:layer="layout" svg:x1="23.301cm" svg:y1="11.204cm" svg:x2="23.301cm" svg:y2="7.445cm" draw:start-shape="id72" draw:start-glue-point="0" draw:end-shape="id82" draw:end-glue-point="2" svg:d="M23301 11204v-3759" svg:viewBox="0 0 1 3760">
          <text:p/>
        </draw:connector>
        <draw:custom-shape draw:style-name="gr217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72" draw:start-glue-point="5" draw:end-shape="id79" draw:end-glue-point="2" svg:d="M22512 12739v1850h-11310v-1850" svg:viewBox="0 0 11311 1851">
          <text:p/>
        </draw:connector>
        <draw:custom-shape draw:style-name="gr218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21" draw:text-style-name="P33" xml:id="id90" draw:id="id90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xml:id="id91" draw:id="id9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0" xml:id="id92" draw:id="id92" draw:layer="layout" svg:width="3.251cm" svg:height="1.473cm" svg:x="16.962cm" svg:y="5.969cm">
          <text:list text:style-name="L1">
            <text:list-header>
              <text:p text:style-name="P32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24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0" xml:id="id83" draw:id="id8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xml:id="id94" draw:id="id94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8" xml:id="id96" draw:id="id96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8" draw:id="id8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3" xml:id="id87" draw:id="id87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0" xml:id="id93" draw:id="id9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83" draw:start-glue-point="2" draw:end-shape="id84" draw:end-glue-point="0" svg:d="M18602 10047v1157" svg:viewBox="0 0 1 1158">
          <text:p/>
        </draw:connector>
        <draw:custom-shape draw:style-name="gr231" draw:text-style-name="P39" xml:id="id86" draw:id="id8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1" xml:id="id84" draw:id="id8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89" draw:id="id8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2" xml:id="id85" draw:id="id85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5" draw:start-glue-point="8" draw:end-shape="id86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87" draw:start-glue-point="0" draw:end-shape="id88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89" draw:start-glue-point="0" draw:end-shape="id86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90" draw:start-glue-point="2" draw:end-shape="id91" draw:end-glue-point="0" svg:d="M11202 7442v1128" svg:viewBox="0 0 1 1129">
          <text:p/>
        </draw:connector>
        <draw:connector draw:style-name="gr123" draw:text-style-name="P9" draw:layer="layout" svg:x1="18.588cm" svg:y1="7.442cm" svg:x2="18.602cm" svg:y2="8.574cm" draw:start-shape="id92" draw:start-glue-point="2" draw:end-shape="id83" draw:end-glue-point="0" svg:d="M18588 7442v565h14v567" svg:viewBox="0 0 15 1133">
          <text:p/>
        </draw:connector>
        <draw:connector draw:style-name="gr199" draw:text-style-name="P9" draw:layer="layout" draw:line-skew="-0.264cm" svg:x1="11.202cm" svg:y1="5.969cm" svg:x2="18.588cm" svg:y2="5.969cm" draw:start-shape="id90" draw:start-glue-point="0" draw:end-shape="id92" draw:end-glue-point="0" svg:d="M11202 5969v-778h7386v778" svg:viewBox="0 0 7387 779">
          <text:p/>
        </draw:connector>
        <draw:connector draw:style-name="gr122" draw:text-style-name="P10" draw:layer="layout" svg:x1="11.202cm" svg:y1="10.043cm" svg:x2="11.202cm" svg:y2="11.204cm" draw:start-shape="id91" draw:start-glue-point="2" draw:end-shape="id93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93" draw:start-glue-point="3" draw:end-shape="id88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84" draw:start-glue-point="1" draw:end-shape="id86" draw:end-glue-point="3" svg:d="M20228 11971h1448" svg:viewBox="0 0 1449 1">
          <text:p/>
        </draw:connector>
        <draw:custom-shape draw:style-name="gr235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88" draw:start-glue-point="5" draw:end-shape="id84" draw:end-glue-point="2" svg:d="M7318 12733v713h11284v-707" svg:viewBox="0 0 11285 714">
          <text:p/>
        </draw:connector>
        <draw:custom-shape draw:style-name="gr24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88" draw:start-glue-point="0" draw:end-shape="id94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94" draw:start-glue-point="1" draw:end-shape="id90" draw:end-glue-point="3" svg:d="M8128 6708h724v-3h725" svg:viewBox="0 0 1450 4">
          <text:p/>
        </draw:connector>
        <draw:custom-shape draw:style-name="gr249" draw:text-style-name="P42" xml:id="id95" draw:id="id95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5" draw:start-glue-point="8" svg:d="M4027 11966l844 5" svg:viewBox="0 0 845 6">
          <text:p/>
        </draw:connector>
        <draw:connector draw:style-name="gr142" draw:text-style-name="P24" draw:layer="layout" svg:x1="21.676cm" svg:y1="6.708cm" svg:x2="20.214cm" svg:y2="6.705cm" draw:start-shape="id96" draw:start-glue-point="3" draw:end-shape="id92" draw:end-glue-point="1" svg:d="M21676 6708h-731v-3h-731" svg:viewBox="0 0 1463 4">
          <text:p/>
        </draw:connector>
        <draw:connector draw:style-name="gr143" draw:text-style-name="P24" draw:layer="layout" svg:x1="23.301cm" svg:y1="11.204cm" svg:x2="23.301cm" svg:y2="7.445cm" draw:start-shape="id86" draw:start-glue-point="0" draw:end-shape="id96" draw:end-glue-point="2" svg:d="M23301 11204v-3759" svg:viewBox="0 0 1 3760">
          <text:p/>
        </draw:connector>
        <draw:custom-shape draw:style-name="gr250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86" draw:start-glue-point="5" draw:end-shape="id93" draw:end-glue-point="2" svg:d="M22512 12739v1850h-11310v-1850" svg:viewBox="0 0 11311 1851">
          <text:p/>
        </draw:connector>
        <draw:custom-shape draw:style-name="gr251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2T12:49:28.143179538</dc:date>
    <dc:creator>Igor Zboran</dc:creator>
    <meta:editing-duration>P5DT5H25M34S</meta:editing-duration>
    <meta:editing-cycles>367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37"/>
  </office:meta>
</office:document-meta>
</file>